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rsid="000caac1" officeooo:paragraph-rsid="000caac1"/>
    </style:style>
    <style:style style:name="P8" style:family="paragraph" style:parent-style-name="Standard">
      <style:text-properties officeooo:paragraph-rsid="000caac1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>Nota1: lo mismo algún sprites puede cambiar por tiles pero no sé cómo afectaría eso a la detección de colisiones.</text:p>
      <text:p text:style-name="P1"/>
      <text:p text:style-name="P1">Nota2: se crea un array de 4 bytes x 32 que sobrescribirá la zona de spritemap y actualizará sprites en pantalla.</text:p>
      <text:p text:style-name="P1"/>
      <text:p text:style-name="P1">1) Punto mira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Reliquia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Vida extra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3"><text:span text:style-name="T1">* Añade un tile al listado de vidas en la zona inferior.</text:span></text:p>
      <text:p text:style-name="P3"/>
      <text:p text:style-name="P1">4) Planta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Ballesta mejorada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5">6) Ciempiés venenoso (2 sprites en la misma posición pero alternándose cada n pasos)</text:p>
      <text:p text:style-name="P5">* Forma de ciempiés. Se intentará poner dos colores: verde y azul</text:p>
      <text:p text:style-name="P2">* Se sitúa en una zona aleatoria de pantalla <text:span text:style-name="T2">y no se mueve de ahí.</text:span></text:p>
      <text:p text:style-name="P2">* <text:span text:style-name="T2">Vida:???</text:span></text:p>
      <text:p text:style-name="P2"/>
      <text:p text:style-name="P5"><text:soft-page-break/>7) Araña (2 sprites en la misma posición pero alternándose cada n pasos)</text:p>
      <text:p text:style-name="P5">* Forma de araña de color verde o marrón.</text:p>
      <text:p text:style-name="P6"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7">8) Murciélago <text:span text:style-name="T2">(2 sprites en la misma posición pero alternándose cada n pasos)</text:span></text:p>
      <text:p text:style-name="P8"><text:span text:style-name="T2">* Forma de </text:span><text:span text:style-name="T3">murciélago</text:span><text:span text:style-name="T2"> de color </text:span><text:span text:style-name="T3">azul oscuro.</text:span></text:p>
      <text:p text:style-name="P8">* <text:span text:style-name="T3">Aparece por la derecha de pantalla y va hacia la izquierd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8"><text:span text:style-name="T3">9) Serpiente </text:span><text:span text:style-name="T2">(2 sprites en la misma posición pero alternándose cada n pasos)</text:span></text:p>
      <text:p text:style-name="P8"><text:span text:style-name="T2">* Forma de </text:span><text:span text:style-name="T3">serpiente</text:span><text:span text:style-name="T2"> de color </text:span><text:span text:style-name="T3">verde oscuro.</text:span></text:p>
      <text:p text:style-name="P8">* <text:span text:style-name="T3">Aparece por la izquierda de pantalla y va hacia la derecha una y otra vez hasta que muere. La posición “y” es aleatoria en el 1º tercio de pantalla.</text:span></text:p>
      <text:p text:style-name="P8">* <text:span text:style-name="T3">Vida ??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1-06-27T19:20:20.703837837</dc:date>
    <meta:editing-duration>PT7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583" meta:character-count="3046" meta:non-whitespace-character-count="2511"/>
  </office:meta>
</office:document-meta>
</file>